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Text_20_body">
      <style:paragraph-properties fo:line-height="100%"/>
      <style:text-properties officeooo:rsid="00206e4f" officeooo:paragraph-rsid="003f0196"/>
    </style:style>
    <style:style style:name="P20"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21"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22" style:family="paragraph" style:parent-style-name="Text_20_body">
      <style:paragraph-properties fo:line-height="100%"/>
      <style:text-properties fo:font-size="16pt" officeooo:rsid="001ddd6d" officeooo:paragraph-rsid="003f0196" style:font-size-asian="16pt" style:font-size-complex="16pt"/>
    </style:style>
    <style:style style:name="P23" style:family="paragraph" style:parent-style-name="Text_20_body">
      <style:paragraph-properties fo:line-height="100%"/>
      <style:text-properties fo:font-size="16pt" officeooo:rsid="001f46ff" officeooo:paragraph-rsid="003f0196" style:font-size-asian="16pt" style:font-size-complex="16pt"/>
    </style:style>
    <style:style style:name="P24" style:family="paragraph" style:parent-style-name="Text_20_body">
      <style:paragraph-properties fo:line-height="100%"/>
      <style:text-properties fo:font-size="16pt" officeooo:rsid="00206e4f" officeooo:paragraph-rsid="003f0196" style:font-size-asian="16pt" style:font-size-complex="16pt"/>
    </style:style>
    <style:style style:name="P25" style:family="paragraph" style:parent-style-name="Text_20_body">
      <style:paragraph-properties fo:line-height="100%"/>
      <style:text-properties fo:font-size="16pt" officeooo:rsid="003fc3f3" officeooo:paragraph-rsid="003fc3f3" style:font-size-asian="16pt" style:font-size-complex="16pt"/>
    </style:style>
    <style:style style:name="P2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2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3f0196" style:letter-kerning="true" style:font-size-asian="10.5pt" style:font-style-asian="normal" style:font-weight-asian="normal" style:font-size-complex="12pt" style:text-emphasize="none"/>
    </style:style>
    <style:style style:name="P2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2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3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3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3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3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3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35" style:family="paragraph" style:parent-style-name="Text_20_body">
      <style:paragraph-properties fo:line-height="100%"/>
      <style:text-properties officeooo:paragraph-rsid="003f0196"/>
    </style:style>
    <style:style style:name="P36"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37"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38"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39"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40"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41"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42" style:family="paragraph" style:parent-style-name="Heading_20_2">
      <style:text-properties officeooo:rsid="0057054c" officeooo:paragraph-rsid="0057054c"/>
    </style:style>
    <style:style style:name="P43" style:family="paragraph" style:parent-style-name="Heading_20_2">
      <style:text-properties officeooo:rsid="0058fdca" officeooo:paragraph-rsid="0058fdca"/>
    </style:style>
    <style:style style:name="P44"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45" style:family="paragraph" style:parent-style-name="Heading_20_1">
      <style:paragraph-properties fo:line-height="100%"/>
      <style:text-properties fo:font-size="30pt" officeooo:paragraph-rsid="003f0196" style:font-size-asian="30pt" style:font-size-complex="30pt"/>
    </style:style>
    <style:style style:name="P46" style:family="paragraph" style:parent-style-name="Heading_20_1">
      <style:text-properties fo:font-weight="bold" style:font-weight-asian="bold" style:font-weight-complex="bold"/>
    </style:style>
    <style:style style:name="P47" style:family="paragraph" style:parent-style-name="Text_20_body">
      <style:paragraph-properties fo:line-height="100%"/>
      <style:text-properties fo:font-size="16pt" officeooo:rsid="003fc3f3" officeooo:paragraph-rsid="003f0196" style:font-size-asian="16pt" style:font-size-complex="16pt"/>
    </style:style>
    <style:style style:name="P48" style:family="paragraph" style:parent-style-name="Text_20_body">
      <style:text-properties officeooo:rsid="005d5aaa" officeooo:paragraph-rsid="005d5aaa"/>
    </style:style>
    <style:style style:name="P49" style:family="paragraph" style:parent-style-name="Text_20_body">
      <style:paragraph-properties fo:text-align="center" style:justify-single-word="false"/>
      <style:text-properties style:text-underline-style="solid" style:text-underline-width="auto" style:text-underline-color="font-color" officeooo:paragraph-rsid="00614d33"/>
    </style:style>
    <style:style style:name="P50" style:family="paragraph" style:parent-style-name="Text_20_body">
      <style:text-properties officeooo:rsid="00622ba7" officeooo:paragraph-rsid="00622ba7"/>
    </style:style>
    <style:style style:name="P51" style:family="paragraph" style:parent-style-name="Text_20_body">
      <style:text-properties officeooo:rsid="00622ba7" officeooo:paragraph-rsid="0062a523"/>
    </style:style>
    <style:style style:name="P52" style:family="paragraph" style:parent-style-name="Heading_20_2">
      <style:paragraph-properties fo:margin-left="0cm" fo:margin-right="0cm" fo:text-indent="0cm" style:auto-text-indent="false"/>
      <style:text-properties style:text-underline-style="none" officeooo:rsid="004fd7dd"/>
    </style:style>
    <style:style style:name="P53" style:family="paragraph" style:parent-style-name="Heading_20_2">
      <style:text-properties style:text-underline-style="none" officeooo:rsid="0050818a"/>
    </style:style>
    <style:style style:name="P54" style:family="paragraph" style:parent-style-name="Heading_20_2">
      <style:text-properties officeooo:rsid="0058fdca" officeooo:paragraph-rsid="0058fdca"/>
    </style:style>
    <style:style style:name="P55" style:family="paragraph" style:parent-style-name="Code">
      <style:text-properties officeooo:paragraph-rsid="005f576c"/>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8"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4" style:family="text">
      <style:text-properties officeooo:rsid="00230609"/>
    </style:style>
    <style:style style:name="T35" style:family="text">
      <style:text-properties officeooo:rsid="003fc3f3"/>
    </style:style>
    <style:style style:name="T36" style:family="text">
      <style:text-properties officeooo:rsid="00407266"/>
    </style:style>
    <style:style style:name="T37" style:family="text">
      <style:text-properties officeooo:rsid="004168ac"/>
    </style:style>
    <style:style style:name="T38" style:family="text">
      <style:text-properties fo:font-weight="bold" officeooo:rsid="009353d1" style:font-weight-asian="bold" style:font-weight-complex="bold"/>
    </style:style>
    <style:style style:name="T39" style:family="text">
      <style:text-properties fo:font-weight="bold" officeooo:rsid="005a7288" style:font-weight-asian="bold" style:font-weight-complex="bold"/>
    </style:style>
    <style:style style:name="T40" style:family="text">
      <style:text-properties officeooo:rsid="008eb6cc"/>
    </style:style>
    <style:style style:name="T41" style:family="text">
      <style:text-properties style:text-underline-style="none"/>
    </style:style>
    <style:style style:name="T42" style:family="text">
      <style:text-properties style:text-underline-style="none" officeooo:rsid="00457556"/>
    </style:style>
    <style:style style:name="T43" style:family="text">
      <style:text-properties style:text-underline-style="none" fo:font-weight="normal" style:font-weight-asian="normal" style:font-weight-complex="normal"/>
    </style:style>
    <style:style style:name="T44" style:family="text">
      <style:text-properties style:text-underline-style="none" officeooo:rsid="00614d33"/>
    </style:style>
    <style:style style:name="T45" style:family="text">
      <style:text-properties officeooo:rsid="00b564a9"/>
    </style:style>
    <style:style style:name="T46" style:family="text">
      <style:text-properties officeooo:rsid="004842fd"/>
    </style:style>
    <style:style style:name="T47" style:family="text">
      <style:text-properties officeooo:rsid="004974d8"/>
    </style:style>
    <style:style style:name="T48" style:family="text">
      <style:text-properties officeooo:rsid="004abe10"/>
    </style:style>
    <style:style style:name="T49" style:family="text">
      <style:text-properties officeooo:rsid="004b1c86"/>
    </style:style>
    <style:style style:name="T50" style:family="text">
      <style:text-properties officeooo:rsid="005a7288"/>
    </style:style>
    <style:style style:name="T51" style:family="text">
      <style:text-properties officeooo:rsid="005f4ba3"/>
    </style:style>
    <style:style style:name="T52" style:family="text">
      <style:text-properties officeooo:rsid="005f576c"/>
    </style:style>
    <style:style style:name="T53" style:family="text">
      <style:text-properties fo:font-style="italic" style:text-underline-style="none" style:font-style-asian="italic" style:font-style-complex="italic"/>
    </style:style>
    <style:style style:name="T54" style:family="text">
      <style:text-properties officeooo:rsid="00614d33"/>
    </style:style>
    <style:style style:name="T55" style:family="text">
      <style:text-properties fo:font-style="normal" style:text-underline-style="none" style:font-style-asian="normal" style:font-style-complex="normal"/>
    </style:style>
    <style:style style:name="T56" style:family="text">
      <style:text-properties officeooo:rsid="0062a5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45" text:outline-level="1"><text:soft-page-break/>Sommaire</text:h>
      <text:p text:style-name="P35"/>
      <text:p text:style-name="P22">1. Introduction</text:p>
      <text:p text:style-name="P22">2. <text:span text:style-name="T3">Présentation du sujet</text:span></text:p>
      <text:p text:style-name="P47"><text:tab/>2.1. Cahier des charges</text:p>
      <text:p text:style-name="P25"><text:tab/>2.2. Choix techniques</text:p>
      <text:p text:style-name="P23">3. Analyse et gestion de projet</text:p>
      <text:p text:style-name="P23"><text:tab/>3.<text:span text:style-name="T35">1</text:span>. Analyse conceptuelle</text:p>
      <text:p text:style-name="P23"><text:tab/>3.<text:span text:style-name="T35">2</text:span>. <text:span text:style-name="T36">Gestion de projet</text:span></text:p>
      <text:p text:style-name="P23">4. Programmation</text:p>
      <text:p text:style-name="P23"><text:tab/>4.1. <text:span text:style-name="T37">Site Web</text:span></text:p>
      <text:p text:style-name="P23"><text:tab/>4.2. <text:span text:style-name="T37">E</text:span>xtension de navigateur</text:p>
      <text:p text:style-name="P24">Bilan technique</text:p>
      <text:p text:style-name="P24">Conclusion</text:p>
      <text:p text:style-name="P24">Résumé en anglais</text:p>
      <text:p text:style-name="P24">Bibliographie</text:p>
      <text:p text:style-name="P24">Lexiqu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h text:style-name="Heading_20_1" text:outline-level="1"><text:soft-page-break/>1. Introduction</text:h>
      <text:p text:style-name="P20"/>
      <text:p text:style-name="P40"><text:tab/><text:span text:style-name="T34">Notre projet </text:span><text:span text:style-name="T4">« Wib » est une app</text:span><text:span text:style-name="T5">l</text:span><text:span text:style-name="T4">ication web comprenant un site et une extension de navigateur, </text:span><text:span text:style-name="T6">dont l’idée originelle revient à Arthur Delain. Ce projet a pour but d’être un annuaire de sites d’informations, auquel les utilisateurs pourront activement participer. </text:span><text:span text:style-name="T16">L’équipe de développement est constituée d’Arthur Delain -chef de projet-, Alex Cardoso, Yohann Bethoule, Yannis Perrot et Jonathan Point, </text:span><text:span text:style-name="T17">et nous sommes encadrés par Chafik Samir.</text:span><text:span text:style-name="T16"> </text:span></text:p>
      <text:p text:style-name="P41"><text:span text:style-name="T7">Le site internet du journal « Le Monde » publie depuis 2017 un moteur de recherche de sites d’informations appelé le Décodex. </text:span><text:span text:style-name="T8">Or, il nous semble regrettable de juger de la qualité d’un journal <text:s/>par l’avis d’un groupe restreint de rédacteurs, qui plus est employés par un groupe concurrent appartenant à un parti privé. La </text:span><text:span text:style-name="T9">problématique</text:span><text:span text:style-name="T8"> de notre projet était donc de </text:span><text:span text:style-name="T9">recréer le même concept d’annuaire de sites d’informations, mais avec une dimension collaborative, à la manière d’un wiki.</text:span></text:p>
      <text:p text:style-name="P40"><text:span text:style-name="T6">Ainsi, chaque </text:span><text:span text:style-name="T13">visiteur de notre site internet</text:span><text:span text:style-name="T6"> pourra </text:span><text:span text:style-name="T10">consulter la moyenne des notes données à un site d’informations par les autres utilisateurs ainsi que leurs commentaires. </text:span><text:span text:style-name="T6">L’objectif de cette participation active des utilisateurs est de pouvoir présenter des indices de qualité et de fiabilité des médias du web qui soient les plus neutres et objectifs possibles.</text:span></text:p>
      <text:p text:style-name="P40"><text:span text:style-name="T13">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4">Nous</text:span><text:span text:style-name="T12"> avons </text:span><text:span text:style-name="T14">donc </text:span><text:span text:style-name="T12">décidé de développer une </text:span><text:span text:style-name="T10">extension de navigateur </text:span><text:span text:style-name="T18">en plus de notre site web</text:span><text:span text:style-name="T10">, </text:span><text:span text:style-name="T12">afin de permettre</text:span><text:span text:style-name="T10"> </text:span><text:span text:style-name="T13">un gain de</text:span><text:span text:style-name="T10"> temps </text:span><text:span text:style-name="T11">significatif</text:span><text:span text:style-name="T10"> dans l’utilisation de notre application. Son but est de présenter un aperçu rapide des informations disponibles à propos du site sur lequel l’utilisateur se trouve, </text:span><text:span text:style-name="T11">ainsi que lui donner la possibilité de noter ou commenter lui-même </text:span><text:span text:style-name="T13">ce site, </text:span><text:span text:style-name="T11">directement depuis la bulle d’extension, </text:span><text:span text:style-name="T15">et ce sans jamais quitter l’onglet courant.</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6" text:outline-level="1"><text:soft-page-break/><text:span text:style-name="T29">2. </text:span><text:span text:style-name="T28">Présentation du sujet</text:span></text:h>
      <text:p text:style-name="P52"/>
      <text:p text:style-name="P52"><text:tab/>2.1 Cahier des charges</text:p>
      <text:p text:style-name="P44"/>
      <text:p text:style-name="P13"><text:span text:style-name="T38">L’EXTENSION </text:span><text:span text:style-name="T39">DE NAVIGATEUR</text:span><text:span text:style-name="T50"> – ou add-on – </text:span><text:span text:style-name="T30">est un petit logiciel intégré à un navigateur web, et qui permet de personnaliser l’expérience de l’internaute. Elle se base sur les technologies standards du web : HTML, CSS </text:span><text:span text:style-name="T31">e</text:span><text:span text:style-name="T30">t JavaScript. </text:span><text:span text:style-name="T32">De manière générale, une extension doit suivre un seul but bien défini</text:span><text:span text:style-name="T30">. </text:span><text:span text:style-name="T31">L’interface utilisateur d’un add-on peut prendre diverse</text:span><text:span text:style-name="T33">s</text:span><text:span text:style-name="T31"> forme</text:span><text:span text:style-name="T33">s</text:span><text:span text:style-name="T31">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7">Notre extension</text:span> sera matérialisée par une vignette dans la barre des boutons du navigateur. <text:span text:style-name="T40">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49">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2">L</text:span><text:span text:style-name="T41">E SITE WEB </text:span><text:span text:style-name="T43">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48">articles</text:span> présent<text:span text:style-name="T45">s</text:span> dans la base de données du serveur</text:p>
      <text:p text:style-name="P18"/>
      <text:p text:style-name="P11">Afin de stocker les sites web, <text:span text:style-name="T46">les articles,</text:span> <text:span text:style-name="T46">et toutes les données en rapport,</text:span> nous devrons mettre en place une base de données et les requêtes adaptées à nos besoins. </text:p>
      <text:p text:style-name="P11"/>
      <text:p text:style-name="P36"><text:span text:style-name="T21"><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2"> et </text:span><text:span text:style-name="T21">une note de cohérence </text:span><text:span text:style-name="T22">sur 5</text:span><text:span text:style-name="T21">, et une zone de commentaires. </text:span><text:span text:style-name="T23">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32"/>
      <text:p text:style-name="P32"/>
      <text:p text:style-name="P32"/>
      <text:p text:style-name="P53"><text:soft-page-break/>2.2. Choix techniques</text:p>
      <text:p text:style-name="P34"/>
      <text:p text:style-name="P39"><text:span text:style-name="T19"><text:tab/></text:span><text:span text:style-name="T26">Node.js</text:span></text:p>
      <text:p text:style-name="P31"/>
      <text:p text:style-name="P29"><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29"/>
      <text:p text:style-name="P39"><text:span text:style-name="T19"><text:tab/></text:span><text:span text:style-name="T26">WebExtensions</text:span></text:p>
      <text:p text:style-name="P31"/>
      <text:p text:style-name="P39"><text:span text:style-name="T19"><text:tab/></text:span><text:span text:style-name="T24">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0">e nouveau système</text:span><text:span text:style-name="T24"> proposée par Mozilla, les WebExtensions. </text:span><text:span text:style-name="T20">Ce format d’add-on permet la portabilité sur Google Chrome, Opera et Edge, avec dans le pire des cas de minimes changements à effectuer. </text:span><text:span text:style-name="T24"><text:s/></text:span></text:p>
      <text:p text:style-name="P2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soft-page-break/>3. Analyse et gestion de projet</text:h>
      <text:p text:style-name="Text_20_body"/>
      <text:p text:style-name="Heading_20_2">3.1. Analyse conceptuelle</text:p>
      <text:p text:style-name="Heading_20_2"/>
      <text:p text:style-name="P42">3.2. Gestion de projet</text:p>
      <text:p text:style-name="P30"/>
      <text:h text:style-name="Heading_20_1" text:outline-level="1">4. Développement</text:h>
      <text:p text:style-name="Heading_20_2">4.1. Site Web <text:span text:style-name="T51">(front-end)</text:span></text:p>
      <text:p text:style-name="Heading_20_2"/>
      <text:p text:style-name="P43">4.2. Extension de navigateur</text:p>
      <text:p text:style-name="P48"><text:tab/></text:p>
      <text:p text:style-name="P48"><text:tab/>Le premier objectif que nous avons cherché à atteindre dans le développement de l’extension a été d’obtenir une vignette dans la barre des boutons d<text:span text:style-name="T51">u </text:span>navigateur Firefox, qui affiche une fenêtre pop-up quand on clique dessus. </text:p>
      <text:p text:style-name="P50"><text:span text:style-name="T55">La première étape pour cela est de créer un dossier, et de placer dans celui-ci un fichier </text:span><text:span text:style-name="T53">« manifest.json »</text:span><text:span text:style-name="T55">, un document JSON décrivant notre module. </text:span><text:span text:style-name="T52"><text:s/></text:span></text:p>
      <text:p text:style-name="Code">{</text:p>
      <text:p text:style-name="Code"><text:s text:c="2"/>"manifest_version": 2,</text:p>
      <text:p text:style-name="Code"><text:s text:c="2"/>"name": "Wib",</text:p>
      <text:p text:style-name="Code"><text:s text:c="2"/>"version": "1.0",</text:p>
      <text:p text:style-name="Code"/>
      <text:p text:style-name="Code"><text:s text:c="2"/>"description": "Adds a browser action icon to the toolbar. Click the button to open a popup and show more informations displayed by Wib.",</text:p>
      <text:p text:style-name="Code"/>
      <text:p text:style-name="Code"><text:s text:c="2"/>"icons": {</text:p>
      <text:p text:style-name="Code"><text:s text:c="4"/>"48": "icons/icon_ext48p48.png"</text:p>
      <text:p text:style-name="Code"><text:s text:c="2"/>},</text:p>
      <text:p text:style-name="Code"/>
      <text:p text:style-name="Code"><text:s text:c="2"/>"permissions": [</text:p>
      <text:p text:style-name="Code"><text:s text:c="4"/>"activeTab"</text:p>
      <text:p text:style-name="Code"><text:s text:c="2"/>],</text:p>
      <text:p text:style-name="Code"/>
      <text:p text:style-name="Code"><text:s text:c="2"/>"browser_action": {</text:p>
      <text:p text:style-name="Code"><text:s text:c="4"/>"default_icon": "icons/icon_ext32.png",</text:p>
      <text:p text:style-name="Code"><text:s text:c="4"/>"default_title": "Wib",</text:p>
      <text:p text:style-name="Code"><text:s text:c="4"/>"default_popup": "popup/wib.html"</text:p>
      <text:p text:style-name="Code"><text:s text:c="2"/>}</text:p>
      <text:p text:style-name="P55">}</text:p>
      <text:p text:style-name="P49"><text:span text:style-name="T54">Code 1 :</text:span><text:span text:style-name="T44"> Manifest.json</text:span></text:p>
      <text:p text:style-name="P51"><text:soft-page-break/>Ce fichier correspond à l’en-tête de notre extension. <text:span text:style-name="T56">Détaillons les informations qu’il contient :</text:span></text:p>
      <text:p text:style-name="P51">- « <text:span text:style-name="T56">manifest_version »</text:span></text:p>
      <text:p text:style-name="P51">- « <text:span text:style-name="T56">name »</text:span></text:p>
      <text:p text:style-name="P51">- « <text:span text:style-name="T56">version »</text:span></text:p>
      <text:p text:style-name="P51">- « <text:span text:style-name="T56">description »</text:span></text:p>
      <text:p text:style-name="P51">- « <text:span text:style-name="T56">icons »</text:span></text:p>
      <text:p text:style-name="P51">- « <text:span text:style-name="T56">permissions »</text:span></text:p>
      <text:p text:style-name="P51">- « <text:span text:style-name="T56">browser action »</text:span> </text:p>
      <text:p text:style-name="Heading_20_2">4.3. Serveur (back-end)</text:p>
      <text:p text:style-name="Heading_20_2">4.4. Base de données</text:p>
      <text:p text:style-name="P43"/>
      <text:h text:style-name="Heading_20_1" text:outline-level="1"><text:span text:style-name="T24">B</text:span><text:span text:style-name="T19">ibliographie</text:span></text:h>
      <text:p text:style-name="P33"/>
      <text:p text:style-name="P37"><text:span text:style-name="Emphasis"><text:span text:style-name="T19">-</text:span></text:span><text:span text:style-name="Emphasis"><text:span text:style-name="T27">Mozilla Developer Network</text:span></text:span><text:span text:style-name="T19"> (MDN) :</text:span></text:p>
      <text:p text:style-name="P37"><text:a xlink:type="simple" xlink:href="https://developer.mozilla.org/fr/Add-ons/WebExtensions" text:style-name="Internet_20_link" text:visited-style-name="Visited_20_Internet_20_Link"><text:span text:style-name="T19">https://developer.mozilla.org/fr/Add-ons/WebExtensions</text:span></text:a></text:p>
      <text:p text:style-name="P37"><text:span text:style-name="T19">-</text:span><text:span text:style-name="T25">Chrome extensions :</text:span></text:p>
      <text:p text:style-name="P38"><text:a xlink:type="simple" xlink:href="https://developer.chrome.com/extension" text:style-name="Internet_20_link" text:visited-style-name="Visited_20_Internet_20_Link"><text:span text:style-name="T19">https://developer.chrome.com/extension</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Code" style:family="paragraph" style:parent-style-name="Text_20_body" style:master-page-name="">
      <loext:graphic-properties draw:fill="solid" draw:fill-color="#99ccff" draw:opacity="20%" draw:fill-image-width="0cm" draw:fill-image-height="0cm"/>
      <style:paragraph-properties fo:margin-left="0.6cm" fo:margin-right="0.6cm" fo:margin-top="0cm" fo:margin-bottom="0cm" loext:contextual-spacing="false" fo:line-height="100%" fo:text-indent="0cm" style:auto-text-indent="false" style:page-number="auto" fo:background-color="#99ccff"/>
      <style:text-properties fo:font-style="italic" officeooo:rsid="005f576c" style:font-size-asian="10.5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52M7S</meta:editing-duration>
    <meta:editing-cycles>44</meta:editing-cycles>
    <meta:generator>LibreOffice/5.1.6.2$Linux_X86_64 LibreOffice_project/10m0$Build-2</meta:generator>
    <dc:date>2018-03-12T17:38:58.394703188</dc:date>
    <meta:document-statistic meta:table-count="0" meta:image-count="0" meta:object-count="0" meta:page-count="8" meta:paragraph-count="92" meta:word-count="1200" meta:character-count="7786" meta:non-whitespace-character-count="6600"/>
  </office:meta>
</office:document-meta>
</file>